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920000004AD9471129.png" manifest:media-type="image/png"/>
  <manifest:file-entry manifest:full-path="Pictures/100000010000016E000001204F08926D.png" manifest:media-type="image/png"/>
  <manifest:file-entry manifest:full-path="Pictures/1000000100000159000000876F6265E8.png" manifest:media-type="image/png"/>
  <manifest:file-entry manifest:full-path="Pictures/10000001000001180000003C26033F88.png" manifest:media-type="image/png"/>
  <manifest:file-entry manifest:full-path="Pictures/100000010000011B0000007F9E513DB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b20c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2b20c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2bf3b2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56b2b0" officeooo:paragraph-rsid="03383a5d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383a5d"/>
    </style:style>
    <style:style style:name="P11" style:family="paragraph" style:parent-style-name="Standard">
      <style:text-properties officeooo:rsid="032b8b18" officeooo:paragraph-rsid="03383a5d"/>
    </style:style>
    <style:style style:name="P12" style:family="paragraph" style:parent-style-name="Heading_20_2">
      <style:text-properties officeooo:paragraph-rsid="03383a5d"/>
    </style:style>
    <style:style style:name="P13" style:family="paragraph" style:parent-style-name="Text_20_body">
      <style:text-properties officeooo:rsid="03307930" officeooo:paragraph-rsid="03383a5d"/>
    </style:style>
    <style:style style:name="P14" style:family="paragraph" style:parent-style-name="Heading_20_3">
      <style:text-properties officeooo:paragraph-rsid="03383a5d"/>
    </style:style>
    <style:style style:name="P15" style:family="paragraph" style:parent-style-name="Heading_20_4">
      <style:text-properties officeooo:paragraph-rsid="03383a5d"/>
    </style:style>
    <style:style style:name="P16" style:family="paragraph" style:parent-style-name="Horizontal_20_Line">
      <style:text-properties officeooo:paragraph-rsid="03383a5d"/>
    </style:style>
    <style:style style:name="T1" style:family="text">
      <style:text-properties officeooo:rsid="0339f670"/>
    </style:style>
    <style:style style:name="T2" style:family="text">
      <style:text-properties officeooo:rsid="03349842"/>
    </style:style>
    <style:style style:name="T3" style:family="text">
      <style:text-properties officeooo:rsid="0337eb53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0793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31c7c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4<text:span text:style-name="T1">5</text:span> Editors - 3D Viewport - Header - Hair Curve - <text:span text:style-name="T2">Edit</text:span> mode - <text:span text:style-name="T3">Segments</text:span>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P4">Table of content</text:p>
          </text:index-title>
          <text:p text:style-name="P5"><text:a xlink:type="simple" xlink:href="#__RefHeading___Toc10282_2119374318" text:style-name="Index_20_Link" text:visited-style-name="Index_20_Link">Edit Mode - Segments Menu<text:tab/>1</text:a></text:p>
          <text:p text:style-name="P6"><text:a xlink:type="simple" xlink:href="#__RefHeading___Toc2834_707531706" text:style-name="Index_20_Link" text:visited-style-name="Index_20_Link">Subdivide<text:tab/>1</text:a></text:p>
          <text:p text:style-name="P7"><text:a xlink:type="simple" xlink:href="#__RefHeading___Toc2836_707531706" text:style-name="Index_20_Link" text:visited-style-name="Index_20_Link">Last Operator Subdivide<text:tab/>1</text:a></text:p>
          <text:p text:style-name="P8"><text:a xlink:type="simple" xlink:href="#__RefHeading___Toc2838_707531706" text:style-name="Index_20_Link" text:visited-style-name="Index_20_Link">Number of Cuts<text:tab/>1</text:a></text:p>
          <text:p text:style-name="P6"><text:a xlink:type="simple" xlink:href="#__RefHeading___Toc2840_707531706" text:style-name="Index_20_Link" text:visited-style-name="Index_20_Link">Switch Direction<text:tab/>1</text:a></text:p>
        </text:index-body>
      </text:table-of-content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h text:style-name="P10" text:outline-level="1"><text:bookmark-start text:name="__RefHeading___Toc10282_2119374318"/><text:span text:style-name="T4">E</text:span><text:span text:style-name="T5">dit Mode - S</text:span><text:span text:style-name="T6">egments</text:span><text:span text:style-name="T5"> Menu</text:span><text:bookmark-end text:name="__RefHeading___Toc10282_2119374318"/></text:h>
          </table:table-cell>
        </table:table-row>
      </table:table>
      <text:p text:style-name="P9"/>
      <text:p text:style-name="P11"><draw:frame draw:style-name="fr2" draw:name="Bild1" text:anchor-type="paragraph" svg:y="0.011cm" svg:width="2.469cm" svg:height="1.251cm" draw:z-index="1"><draw:image xlink:href="Pictures/10000001000000920000004AD9471129.png" xlink:type="simple" xlink:show="embed" xlink:actuate="onLoad" draw:mime-type="image/png"/></draw:frame>T<text:span text:style-name="T7">he Segments menu exists for Curve and Surface object types. They are both curve types, but of different kind.</text:span></text:p>
      <text:p text:style-name="P11"/>
      <text:p text:style-name="P11">The added objects in edit mode becomes part of the current object geometry.</text:p>
      <text:p text:style-name="P11"/>
      <text:h text:style-name="P12" text:outline-level="2"><text:bookmark-start text:name="__RefHeading___Toc2834_707531706"/>Subdivide<text:bookmark-end text:name="__RefHeading___Toc2834_707531706"/></text:h>
      <text:p text:style-name="P13"><draw:frame draw:style-name="fr2" draw:name="Bild2" text:anchor-type="paragraph" svg:y="0.011cm" svg:width="5.84cm" svg:height="2.29cm" draw:z-index="2"><draw:image xlink:href="Pictures/1000000100000159000000876F6265E8.png" xlink:type="simple" xlink:show="embed" xlink:actuate="onLoad" draw:mime-type="image/png"/></draw:frame><draw:frame draw:style-name="fr3" draw:name="Bild5" text:anchor-type="paragraph" svg:x="7.657cm" svg:y="-0.028cm" svg:width="4.791cm" svg:height="2.15cm" draw:z-index="5"><draw:image xlink:href="Pictures/100000010000011B0000007F9E513DB6.png" xlink:type="simple" xlink:show="embed" xlink:actuate="onLoad" draw:mime-type="image/png"/></draw:frame>Subdivides the selected curve geometry, and adds more control points.</text:p>
      <text:p text:style-name="P13"/>
      <text:p text:style-name="P13"/>
      <text:h text:style-name="P14" text:outline-level="3"><draw:frame draw:style-name="fr2" draw:name="Bild3" text:anchor-type="paragraph" svg:y="0.011cm" svg:width="4.74cm" svg:height="1.02cm" draw:z-index="3"><draw:image xlink:href="Pictures/10000001000001180000003C26033F88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15" text:outline-level="4"><text:bookmark-start text:name="__RefHeading___Toc2838_707531706"/>Number of Cuts<text:bookmark-end text:name="__RefHeading___Toc2838_707531706"/></text:h>
      <text:p text:style-name="P13">Number of subdivision cuts.</text:p>
      <text:p text:style-name="P16"/>
      <text:h text:style-name="P12" text:outline-level="2"><text:bookmark-start text:name="__RefHeading___Toc2840_707531706"/>Switch Direction<text:bookmark-end text:name="__RefHeading___Toc2840_707531706"/></text:h>
      <text:p text:style-name="P13"><draw:frame draw:style-name="fr2" draw:name="Bild4" text:anchor-type="paragraph" svg:y="0.011cm" svg:width="6.189cm" svg:height="4.881cm" draw:z-index="4"><draw:image xlink:href="Pictures/100000010000016E000001204F08926D.png" xlink:type="simple" xlink:show="embed" xlink:actuate="onLoad" draw:mime-type="image/png"/></draw:frame><text:span text:style-name="T7">Just for Bezier Curve object type. Surface Nurbs curves doesn't have a direction. <text:s/></text:span>Switches the direction in which the curve is pointing.</text:p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4e3cf" style:font-size-asian="10pt" style:font-size-complex="10pt"/>
    </style:style>
    <style:style style:name="MT3" style:family="text">
      <style:text-properties fo:font-size="10pt" officeooo:rsid="0339f670" style:font-size-asian="10pt" style:font-size-complex="10pt"/>
    </style:style>
    <style:style style:name="MT4" style:family="text">
      <style:text-properties fo:font-size="10pt" officeooo:rsid="0333032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.4</text:span><text:span text:style-name="MT3">5</text:span><text:span text:style-name="MT1"> Editors - 3D Viewport - Header - Hair Curve - </text:span><text:span text:style-name="MT4">Edit</text:span><text:span text:style-name="MT1"> mode - Curves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35M12S</meta:editing-duration>
    <meta:editing-cycles>773</meta:editing-cycles>
    <meta:generator>LibreOffice/25.2.4.3$Windows_X86_64 LibreOffice_project/33e196637044ead23f5c3226cde09b47731f7e27</meta:generator>
    <dc:date>2025-07-16T11:56:27.070739400</dc:date>
    <meta:document-statistic meta:table-count="2" meta:image-count="6" meta:object-count="0" meta:page-count="1" meta:paragraph-count="19" meta:word-count="142" meta:character-count="807" meta:non-whitespace-character-count="682"/>
    <meta:template xlink:type="simple" xlink:actuate="onRequest" xlink:title="standard1cm" xlink:href="../../../AppData/Roaming/LibreOffice/4/user/template/standard1cm.ott" meta:date="2016-03-29T10:15:31.334000000"/>
  </office:meta>
</office:document-meta>
</file>